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end="Arrow" draw:marker-end-width="0.102cm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start="Arrow" draw:marker-start-width="0.102cm" draw:marker-end="" draw:marker-end-width="0.102cm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draw:marker-end="Arrow" draw:marker-end-width="0.10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31cm"/>
    </style:style>
    <style:style style:name="gr8" style:family="graphic" style:parent-style-name="objectwithoutfill">
      <style:graphic-properties draw:marker-start="Arrow" draw:marker-start-width="0.102cm" draw:marker-end="" draw:marker-end-width="0.10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254cm" svg:height="0.127cm" svg:x="0.9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254cm" svg:height="0.127cm" svg:x="1.44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254cm" svg:height="0.127cm" svg:x="1.956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254cm" svg:height="0.127cm" svg:x="2.46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254cm" svg:height="0.127cm" svg:x="2.972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254cm" svg:height="0.127cm" svg:x="3.4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254cm" svg:height="0.127cm" svg:x="3.98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254cm" svg:height="0.127cm" svg:x="4.496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254cm" svg:height="0.127cm" svg:x="1.448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0.254cm" svg:height="0.127cm" svg:x="1.956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0.254cm" svg:height="0.127cm" svg:x="2.464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0.254cm" svg:height="0.127cm" svg:x="2.972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502cm" svg:x1="3.099cm" svg:y1="7.239cm" svg:x2="2.591cm" svg:y2="7.239cm" draw:start-shape="id1" draw:start-glue-point="0" draw:end-shape="id2" draw:end-glue-point="0" svg:d="m3099 7239v0h-508v0" svg:viewBox="0 0 509 1">
          <text:p/>
        </draw:connector>
        <draw:custom-shape draw:style-name="gr1" draw:text-style-name="P1" xml:id="id11" draw:id="id11" draw:layer="layout" svg:width="0.254cm" svg:height="0.127cm" svg:x="3.48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0.254cm" svg:height="0.127cm" svg:x="3.988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0.254cm" svg:height="0.127cm" svg:x="4.496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0.254cm" svg:height="0.127cm" svg:x="5.004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0.254cm" svg:x="4.496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7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254cm" svg:height="0.127cm" svg:x="5.00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0.254cm" svg:height="0.127cm" svg:x="5.51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0.94cm" svg:y="6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254cm" svg:height="0.127cm" svg:x="0.94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.067cm" svg:y1="7.239cm" svg:x2="1.067cm" svg:y2="2.667cm" draw:start-shape="id3" draw:start-glue-point="0" draw:end-shape="id4" draw:end-glue-point="2" svg:d="m1067 7239v-4572" svg:viewBox="0 0 1 4573">
          <text:p/>
        </draw:connector>
        <draw:custom-shape draw:style-name="gr3" draw:text-style-name="P1" draw:layer="layout" svg:width="0.254cm" svg:height="0.254cm" svg:x="0.94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448cm" svg:y="6.60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575cm" svg:y1="7.239cm" svg:x2="1.575cm" svg:y2="2.667cm" draw:start-shape="id5" draw:start-glue-point="0" draw:end-shape="id6" draw:end-glue-point="2" svg:d="m1575 7239v-4572" svg:viewBox="0 0 1 4573">
          <text:p/>
        </draw:connector>
        <draw:custom-shape draw:style-name="gr3" draw:text-style-name="P1" draw:layer="layout" svg:width="0.254cm" svg:height="0.254cm" svg:x="1.448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.956cm" svg:y="6.60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083cm" svg:y1="7.239cm" svg:x2="2.083cm" svg:y2="2.667cm" draw:start-shape="id7" draw:start-glue-point="0" draw:end-shape="id8" draw:end-glue-point="2" svg:d="m2083 7239v-4572" svg:viewBox="0 0 1 4573">
          <text:p/>
        </draw:connector>
        <draw:custom-shape draw:style-name="gr3" draw:text-style-name="P1" draw:layer="layout" svg:width="0.254cm" svg:height="0.254cm" svg:x="1.956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464cm" svg:y="6.60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591cm" svg:y1="7.239cm" svg:x2="2.591cm" svg:y2="2.667cm" draw:start-shape="id2" draw:start-glue-point="0" draw:end-shape="id9" draw:end-glue-point="2" svg:d="m2591 7239v-4572" svg:viewBox="0 0 1 4573">
          <text:p/>
        </draw:connector>
        <draw:custom-shape draw:style-name="gr3" draw:text-style-name="P1" draw:layer="layout" svg:width="0.254cm" svg:height="0.254cm" svg:x="2.464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2.972cm" svg:y="6.60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099cm" svg:y1="7.239cm" svg:x2="3.099cm" svg:y2="2.667cm" draw:start-shape="id1" draw:start-glue-point="0" draw:end-shape="id10" draw:end-glue-point="2" svg:d="m3099 7239v-4572" svg:viewBox="0 0 1 4573">
          <text:p/>
        </draw:connector>
        <draw:custom-shape draw:style-name="gr3" draw:text-style-name="P1" draw:layer="layout" svg:width="0.254cm" svg:height="0.254cm" svg:x="2.972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48cm" svg:y="6.60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607cm" svg:y1="7.239cm" svg:x2="3.607cm" svg:y2="2.667cm" draw:start-shape="id11" draw:start-glue-point="0" draw:end-shape="id12" draw:end-glue-point="2" svg:d="m3607 7239v-4572" svg:viewBox="0 0 1 4573">
          <text:p/>
        </draw:connector>
        <draw:custom-shape draw:style-name="gr3" draw:text-style-name="P1" draw:layer="layout" svg:width="0.254cm" svg:height="0.254cm" svg:x="3.48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988cm" svg:y="6.60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15cm" svg:y1="7.239cm" svg:x2="4.115cm" svg:y2="2.667cm" draw:start-shape="id13" draw:start-glue-point="0" draw:end-shape="id14" draw:end-glue-point="2" svg:d="m4115 7239v-4572" svg:viewBox="0 0 1 4573">
          <text:p/>
        </draw:connector>
        <draw:custom-shape draw:style-name="gr3" draw:text-style-name="P1" draw:layer="layout" svg:width="0.254cm" svg:height="0.254cm" svg:x="3.988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4.496cm" svg:y="6.60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623cm" svg:y1="7.239cm" svg:x2="4.623cm" svg:y2="2.667cm" draw:start-shape="id15" draw:start-glue-point="0" draw:end-shape="id16" draw:end-glue-point="2" svg:d="m4623 7239v-4572" svg:viewBox="0 0 1 4573">
          <text:p/>
        </draw:connector>
        <draw:custom-shape draw:style-name="gr3" draw:text-style-name="P1" draw:layer="layout" svg:width="0.254cm" svg:height="0.254cm" svg:x="5.00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004cm" svg:y="6.60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131cm" svg:y1="7.239cm" svg:x2="5.131cm" svg:y2="2.667cm" draw:start-shape="id17" draw:start-glue-point="0" draw:end-shape="id18" draw:end-glue-point="2" svg:d="m5131 7239v-4572" svg:viewBox="0 0 1 4573">
          <text:p/>
        </draw:connector>
        <draw:custom-shape draw:style-name="gr3" draw:text-style-name="P1" draw:layer="layout" svg:width="0.254cm" svg:height="0.254cm" svg:x="5.51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4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512cm" svg:y="6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0.254cm" svg:height="0.127cm" svg:x="5.512cm" svg:y="7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639cm" svg:y1="7.239cm" svg:x2="5.639cm" svg:y2="2.667cm" draw:start-shape="id19" draw:start-glue-point="0" draw:end-shape="id20" draw:end-glue-point="2" svg:d="m5639 7239v-4572" svg:viewBox="0 0 1 4573">
          <text:p/>
        </draw:connector>
        <draw:custom-shape draw:style-name="gr3" draw:text-style-name="P1" draw:layer="layout" svg:width="0.254cm" svg:height="0.254cm" svg:x="5.512cm" svg:y="7.11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5cm" svg:x1="5.639cm" svg:y1="2.667cm" svg:x2="5.131cm" svg:y2="2.667cm" draw:start-shape="id20" draw:start-glue-point="2" draw:end-shape="id18" draw:end-glue-point="2" svg:d="m5639 2667v0h-508v0" svg:viewBox="0 0 509 1">
          <text:p/>
        </draw:connector>
        <draw:connector draw:style-name="gr2" draw:text-style-name="P1" draw:layer="layout" draw:line-skew="0.502cm" svg:x1="5.131cm" svg:y1="7.239cm" svg:x2="4.623cm" svg:y2="7.239cm" draw:start-shape="id17" draw:start-glue-point="0" draw:end-shape="id15" draw:end-glue-point="0" svg:d="m5131 7239v0h-508v0" svg:viewBox="0 0 509 1">
          <text:p/>
        </draw:connector>
        <draw:connector draw:style-name="gr2" draw:text-style-name="P1" draw:layer="layout" draw:line-skew="0.502cm" svg:x1="4.115cm" svg:y1="7.239cm" svg:x2="3.607cm" svg:y2="7.239cm" draw:start-shape="id13" draw:start-glue-point="0" draw:end-shape="id11" draw:end-glue-point="0" svg:d="m4115 7239v0h-508v0" svg:viewBox="0 0 509 1">
          <text:p/>
        </draw:connector>
        <draw:connector draw:style-name="gr2" draw:text-style-name="P1" draw:layer="layout" draw:line-skew="0.502cm" svg:x1="2.083cm" svg:y1="7.239cm" svg:x2="1.575cm" svg:y2="7.239cm" draw:start-shape="id7" draw:start-glue-point="0" draw:end-shape="id5" draw:end-glue-point="0" svg:d="m2083 7239v0h-508v0" svg:viewBox="0 0 509 1">
          <text:p/>
        </draw:connector>
        <draw:connector draw:style-name="gr2" draw:text-style-name="P1" draw:layer="layout" draw:line-skew="-0.5cm" svg:x1="4.623cm" svg:y1="2.667cm" svg:x2="4.115cm" svg:y2="2.667cm" draw:start-shape="id16" draw:start-glue-point="2" draw:end-shape="id14" draw:end-glue-point="2" svg:d="m4623 2667v0h-508v0" svg:viewBox="0 0 509 1">
          <text:p/>
        </draw:connector>
        <draw:connector draw:style-name="gr2" draw:text-style-name="P1" draw:layer="layout" draw:line-skew="-0.5cm" svg:x1="3.607cm" svg:y1="2.667cm" svg:x2="3.099cm" svg:y2="2.667cm" draw:start-shape="id12" draw:start-glue-point="2" draw:end-shape="id10" draw:end-glue-point="2" svg:d="m3607 2667v0h-508v0" svg:viewBox="0 0 509 1">
          <text:p/>
        </draw:connector>
        <draw:connector draw:style-name="gr2" draw:text-style-name="P1" draw:layer="layout" draw:line-skew="-0.5cm" svg:x1="2.591cm" svg:y1="2.667cm" svg:x2="2.083cm" svg:y2="2.667cm" draw:start-shape="id9" draw:start-glue-point="2" draw:end-shape="id8" draw:end-glue-point="2" svg:d="m2591 2667v0h-508v0" svg:viewBox="0 0 509 1">
          <text:p/>
        </draw:connector>
        <draw:connector draw:style-name="gr2" draw:text-style-name="P1" draw:layer="layout" draw:line-skew="-0.5cm" svg:x1="1.575cm" svg:y1="2.667cm" svg:x2="1.067cm" svg:y2="2.667cm" draw:start-shape="id6" draw:start-glue-point="2" draw:end-shape="id4" draw:end-glue-point="2" svg:d="m1575 2667v0h-508v0" svg:viewBox="0 0 509 1">
          <text:p/>
        </draw:connector>
        <draw:custom-shape draw:style-name="gr3" draw:text-style-name="P1" draw:layer="layout" svg:width="0.291cm" svg:height="0.288cm" draw:transform="rotate (1.5707963267949) translate (9.752cm 4.618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888cm" svg:y1="4.511cm" svg:x2="9.071cm" svg:y2="3.504cm">
          <text:p/>
        </draw:line>
        <draw:line draw:style-name="gr5" draw:text-style-name="P1" draw:layer="layout" svg:x1="9.888cm" svg:y1="4.511cm" svg:x2="8.617cm" svg:y2="3.504cm">
          <text:p/>
        </draw:line>
        <draw:line draw:style-name="gr5" draw:text-style-name="P1" draw:layer="layout" svg:x1="9.888cm" svg:y1="4.511cm" svg:x2="9.525cm" svg:y2="3.504cm">
          <text:p/>
        </draw:line>
        <draw:line draw:style-name="gr5" draw:text-style-name="P1" draw:layer="layout" svg:x1="9.888cm" svg:y1="4.511cm" svg:x2="9.752cm" svg:y2="3.504cm">
          <text:p/>
        </draw:line>
        <draw:line draw:style-name="gr5" draw:text-style-name="P1" draw:layer="layout" svg:x1="9.888cm" svg:y1="4.511cm" svg:x2="8.844cm" svg:y2="3.504cm">
          <text:p/>
        </draw:line>
        <draw:line draw:style-name="gr5" draw:text-style-name="P1" draw:layer="layout" svg:x1="9.888cm" svg:y1="4.511cm" svg:x2="9.298cm" svg:y2="3.504cm">
          <text:p/>
        </draw:line>
        <draw:line draw:style-name="gr5" draw:text-style-name="P1" draw:layer="layout" svg:x1="9.888cm" svg:y1="4.509cm" svg:x2="10.703cm" svg:y2="3.504cm">
          <text:p/>
        </draw:line>
        <draw:line draw:style-name="gr5" draw:text-style-name="P1" draw:layer="layout" svg:x1="9.888cm" svg:y1="4.509cm" svg:x2="11.157cm" svg:y2="3.504cm">
          <text:p/>
        </draw:line>
        <draw:line draw:style-name="gr5" draw:text-style-name="P1" draw:layer="layout" svg:x1="9.888cm" svg:y1="4.509cm" svg:x2="10.251cm" svg:y2="3.504cm">
          <text:p/>
        </draw:line>
        <draw:line draw:style-name="gr5" draw:text-style-name="P1" draw:layer="layout" svg:x1="9.888cm" svg:y1="4.509cm" svg:x2="10.024cm" svg:y2="3.504cm">
          <text:p/>
        </draw:line>
        <draw:line draw:style-name="gr5" draw:text-style-name="P1" draw:layer="layout" svg:x1="9.888cm" svg:y1="4.509cm" svg:x2="10.93cm" svg:y2="3.504cm">
          <text:p/>
        </draw:line>
        <draw:line draw:style-name="gr5" draw:text-style-name="P1" draw:layer="layout" svg:x1="9.888cm" svg:y1="4.509cm" svg:x2="10.477cm" svg:y2="3.504cm">
          <text:p/>
        </draw:line>
        <draw:line draw:style-name="gr5" draw:text-style-name="P1" draw:layer="layout" svg:x1="9.889cm" svg:y1="4.509cm" svg:x2="9.889cm" svg:y2="3.504cm">
          <text:p/>
        </draw:line>
        <draw:path draw:style-name="gr6" draw:text-style-name="P1" draw:layer="layout" svg:width="3.301cm" svg:height="0.649cm" svg:x="8.336cm" svg:y="3.046cm" svg:viewBox="0 0 3302 650" svg:d="m0 523v0c1043-889 2607-508 3302 127">
          <text:p/>
        </draw:path>
        <draw:frame draw:style-name="gr7" draw:text-style-name="P2" draw:layer="layout" svg:width="0.889cm" svg:height="0.53cm" svg:x="5.639cm" svg:y="6.963cm">
          <draw:text-box>
            <text:p text:style-name="P2"><text:span text:style-name="T1">1)</text:span></text:p>
          </draw:text-box>
        </draw:frame>
        <draw:frame draw:style-name="gr7" draw:text-style-name="P2" draw:layer="layout" svg:width="0.889cm" svg:height="0.53cm" svg:x="5.64cm" svg:y="6.463cm">
          <draw:text-box>
            <text:p text:style-name="P2"><text:span text:style-name="T1">2)</text:span></text:p>
          </draw:text-box>
        </draw:frame>
        <draw:frame draw:style-name="gr7" draw:text-style-name="P2" draw:layer="layout" svg:width="0.889cm" svg:height="0.53cm" svg:x="5.641cm" svg:y="5.963cm">
          <draw:text-box>
            <text:p text:style-name="P2"><text:span text:style-name="T1">1)</text:span></text:p>
          </draw:text-box>
        </draw:frame>
        <draw:frame draw:style-name="gr7" draw:text-style-name="P2" draw:layer="layout" svg:width="0.889cm" svg:height="0.53cm" svg:x="5.642cm" svg:y="5.463cm">
          <draw:text-box>
            <text:p text:style-name="P2"><text:span text:style-name="T1">...</text:span></text:p>
          </draw:text-box>
        </draw:frame>
        <draw:frame draw:style-name="gr7" draw:text-style-name="P2" draw:layer="layout" svg:width="0.889cm" svg:height="0.53cm" svg:x="8.142cm" svg:y="2.263cm">
          <draw:text-box>
            <text:p text:style-name="P2"><text:span text:style-name="T1">1)</text:span></text:p>
          </draw:text-box>
        </draw:frame>
        <draw:custom-shape draw:style-name="gr3" draw:text-style-name="P1" draw:layer="layout" svg:width="0.291cm" svg:height="0.288cm" draw:transform="rotate (1.5707963267949) translate (9.752cm 7.619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888cm" svg:y1="7.512cm" svg:x2="9.071cm" svg:y2="6.505cm">
          <text:p/>
        </draw:line>
        <draw:line draw:style-name="gr5" draw:text-style-name="P1" draw:layer="layout" svg:x1="9.888cm" svg:y1="7.512cm" svg:x2="8.617cm" svg:y2="6.505cm">
          <text:p/>
        </draw:line>
        <draw:line draw:style-name="gr5" draw:text-style-name="P1" draw:layer="layout" svg:x1="9.888cm" svg:y1="7.512cm" svg:x2="9.525cm" svg:y2="6.505cm">
          <text:p/>
        </draw:line>
        <draw:line draw:style-name="gr5" draw:text-style-name="P1" draw:layer="layout" svg:x1="9.888cm" svg:y1="7.512cm" svg:x2="9.752cm" svg:y2="6.505cm">
          <text:p/>
        </draw:line>
        <draw:line draw:style-name="gr5" draw:text-style-name="P1" draw:layer="layout" svg:x1="9.888cm" svg:y1="7.512cm" svg:x2="8.844cm" svg:y2="6.505cm">
          <text:p/>
        </draw:line>
        <draw:line draw:style-name="gr5" draw:text-style-name="P1" draw:layer="layout" svg:x1="9.888cm" svg:y1="7.512cm" svg:x2="9.298cm" svg:y2="6.505cm">
          <text:p/>
        </draw:line>
        <draw:line draw:style-name="gr5" draw:text-style-name="P1" draw:layer="layout" svg:x1="9.888cm" svg:y1="7.51cm" svg:x2="10.703cm" svg:y2="6.505cm">
          <text:p/>
        </draw:line>
        <draw:line draw:style-name="gr5" draw:text-style-name="P1" draw:layer="layout" svg:x1="9.888cm" svg:y1="7.51cm" svg:x2="11.157cm" svg:y2="6.505cm">
          <text:p/>
        </draw:line>
        <draw:line draw:style-name="gr5" draw:text-style-name="P1" draw:layer="layout" svg:x1="9.888cm" svg:y1="7.51cm" svg:x2="10.251cm" svg:y2="6.505cm">
          <text:p/>
        </draw:line>
        <draw:line draw:style-name="gr5" draw:text-style-name="P1" draw:layer="layout" svg:x1="9.888cm" svg:y1="7.51cm" svg:x2="10.024cm" svg:y2="6.505cm">
          <text:p/>
        </draw:line>
        <draw:line draw:style-name="gr5" draw:text-style-name="P1" draw:layer="layout" svg:x1="9.888cm" svg:y1="7.51cm" svg:x2="10.93cm" svg:y2="6.505cm">
          <text:p/>
        </draw:line>
        <draw:line draw:style-name="gr5" draw:text-style-name="P1" draw:layer="layout" svg:x1="9.888cm" svg:y1="7.51cm" svg:x2="10.477cm" svg:y2="6.505cm">
          <text:p/>
        </draw:line>
        <draw:line draw:style-name="gr5" draw:text-style-name="P1" draw:layer="layout" svg:x1="9.889cm" svg:y1="7.51cm" svg:x2="9.889cm" svg:y2="6.505cm">
          <text:p/>
        </draw:line>
        <draw:path draw:style-name="gr8" draw:text-style-name="P1" draw:layer="layout" svg:width="3.301cm" svg:height="0.649cm" svg:x="8.336cm" svg:y="6.047cm" svg:viewBox="0 0 3302 650" svg:d="m0 523v0c1043-889 2607-508 3302 127">
          <text:p/>
        </draw:path>
        <draw:frame draw:style-name="gr7" draw:text-style-name="P2" draw:layer="layout" svg:width="0.889cm" svg:height="0.53cm" svg:x="8.142cm" svg:y="5.264cm">
          <draw:text-box>
            <text:p text:style-name="P2"><text:span text:style-name="T1">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4T18:18:55.580452681</dc:date>
    <dc:creator>helio </dc:creator>
    <meta:editing-duration>PT1H22M44S</meta:editing-duration>
    <meta:editing-cycles>9</meta:editing-cycles>
    <meta:generator>LibreOffice/4.1.3.2$Linux_x86 LibreOffice_project/410m0$Build-2</meta:generator>
    <meta:document-statistic meta:object-count="175"/>
  </office:meta>
</office:document-meta>
</file>